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7.5pt" officeooo:rsid="00146f28" officeooo:paragraph-rsid="00146f28" style:font-size-asian="7.5pt" style:font-size-complex="7.5pt"/>
    </style:style>
    <style:style style:name="P2" style:family="paragraph" style:parent-style-name="Standard">
      <style:text-properties style:font-name="Liberation Mono" fo:font-size="7.5pt" officeooo:rsid="00146f28" officeooo:paragraph-rsid="00146f28" style:font-size-asian="7.5pt" style:font-size-complex="7.5pt"/>
    </style:style>
    <style:style style:name="P3" style:family="paragraph" style:parent-style-name="Standard">
      <style:text-properties style:font-name="Liberation Mono" fo:font-size="7.5pt" officeooo:rsid="00146f28" officeooo:paragraph-rsid="00146f28" fo:background-color="transparent" style:font-size-asian="7.5pt" style:font-size-complex="7.5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c3fd9" fo:background-color="#ffff00" loext:char-shading-value="0"/>
    </style:style>
    <style:style style:name="T4" style:family="text">
      <style:text-properties fo:background-color="#ffcc00" loext:char-shading-value="0"/>
    </style:style>
    <style:style style:name="T5" style:family="text">
      <style:text-properties fo:background-color="#ffcc00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c3fd9" fo:background-color="transparent" loext:char-shading-value="0"/>
    </style:style>
    <style:style style:name="T8" style:family="text">
      <style:text-properties fo:background-color="#ff9900" loext:char-shading-value="0"/>
    </style:style>
    <style:style style:name="T9" style:family="text">
      <style:text-properties officeooo:rsid="001c3fd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fo:background-color="#ff33ff" loext:char-shading-value="0" style:font-weight-asian="normal" style:font-weight-complex="normal"/>
    </style:style>
    <style:style style:name="T13" style:family="text">
      <style:text-properties fo:font-weight="normal" fo:background-color="#ff420e" loext:char-shading-value="0" style:font-weight-asian="normal" style:font-weight-complex="normal"/>
    </style:style>
    <style:style style:name="T14" style:family="text">
      <style:text-properties fo:background-color="#ff33ff" loext:char-shading-value="0"/>
    </style:style>
    <style:style style:name="T15" style:family="text">
      <style:text-properties fo:background-color="#ff33ff" loext:char-shading-value="0"/>
    </style:style>
    <style:style style:name="T16" style:family="text">
      <style:text-properties fo:background-color="#ff3333" loext:char-shading-value="0"/>
    </style:style>
    <style:style style:name="T17" style:family="text">
      <style:text-properties fo:background-color="#ff3333" loext:char-shading-value="0"/>
    </style:style>
    <style:style style:name="T18" style:family="text">
      <style:text-properties fo:background-color="#ff420e" loext:char-shading-value="0"/>
    </style:style>
    <style:style style:name="T19" style:family="text">
      <style:text-properties fo:background-color="#ff420e" loext:char-shading-value="0"/>
    </style:style>
    <style:style style:name="T20" style:family="text">
      <style:text-properties fo:background-color="#66ff00" loext:char-shading-value="0"/>
    </style:style>
    <style:style style:name="T21" style:family="text">
      <style:text-properties fo:background-color="#66ff00" loext:char-shading-value="0"/>
    </style:style>
    <style:style style:name="T22" style:family="text">
      <style:text-properties officeooo:rsid="00247ad6"/>
    </style:style>
    <style:style style:name="T23" style:family="text">
      <style:text-properties officeooo:rsid="0025f2e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2"/>SCHEDULER LOGIC APPLIED WHEN A CORE IS READY TO DO SOME WORK</text:p>
      <text:p text:style-name="P1"/>
      <text:p text:style-name="P1"><text:s text:c="42"/>NOTE: .at is a shorthand for .lowest_arrival_time</text:p>
      <text:p text:style-name="P1"><text:s text:c="42"/><text:span text:style-name="T23">Red lanes are never taken, green conditions are tautologic </text:span></text:p>
      <text:p text:style-name="P1"/>
      <text:p text:style-name="P1"/>
      <text:p text:style-name="P1"><text:s text:c="51"/><text:span text:style-name="T4">waiting.empty</text:span> <text:s text:c="68"/><text:span text:style-name="T1">+----------+</text:span></text:p>
      <text:p text:style-name="P1"><text:s text:c="50"/>+----------------------------------------------------------------------------------<text:span text:style-name="T1">+SIGNAL end+</text:span>-+</text:p>
      <text:p text:style-name="P1"><text:s text:c="34"/><text:span text:style-name="T4">ready.empty</text:span> <text:s text:c="4"/>| <text:s text:c="81"/><text:span text:style-name="T1">+----------+</text:span> | <text:s/></text:p>
      <text:p text:style-name="P1"><text:s text:c="33"/>+----------------+ <text:s text:c="94"/>| <text:s text:c="7"/></text:p>
      <text:p text:style-name="P1"><text:s text:c="33"/>| <text:s text:c="15"/>|<text:span text:style-name="T4">waiting.not_empty</text:span> <text:s text:c="42"/><text:span text:style-name="T1">+-----------+</text:span> <text:span text:style-name="T1">+-----+</text:span> <text:s text:c="13"/>|</text:p>
      <text:p text:style-name="P1"><text:s text:c="33"/>| <text:s text:c="15"/>+------------------------------------------------------------<text:span text:style-name="T1">+FWD waiting+</text:span>-<text:span text:style-name="T1">+FLUSH+</text:span>--------------+</text:p>
      <text:p text:style-name="P1"><text:s text:c="33"/>| <text:s text:c="76"/><text:span text:style-name="T1">+-----------+</text:span> <text:span text:style-name="T1">+-----+</text:span> <text:s text:c="13"/>|</text:p>
      <text:p text:style-name="P1"><text:s text:c="33"/>| <text:s text:c="111"/>|</text:p>
      <text:p text:style-name="P1"><text:s text:c="33"/>| <text:s text:c="34"/><text:span text:style-name="T4">waiting.empty</text:span> <text:s text:c="28"/><text:span text:style-name="T1">+---------+</text:span> <text:s text:c="23"/>|</text:p>
      <text:p text:style-name="P1"><text:s text:c="6"/><text:span text:style-name="T4">waiting.empty</text:span> <text:s text:c="4"/><text:span text:style-name="T1">+------+</text:span> | <text:s text:c="33"/>+------------------------------------------<text:span text:style-name="T1">+FWD ready+</text:span>------------------------+</text:p>
      <text:p text:style-name="P1"><text:s text:c="5"/>+------------------<text:span text:style-name="T1">+UNLOAD+</text:span>-+ <text:s text:c="33"/>| <text:s text:c="41"/><text:span text:style-name="T1">+---------+</text:span> <text:s text:c="23"/>|</text:p>
      <text:p text:style-name="P1"><text:s text:c="5"/>| <text:s text:c="17"/><text:span text:style-name="T1">+------+</text:span> | <text:s text:c="16"/><text:span text:style-name="T4">clk &lt; ready.at</text:span> <text:s text:c="2"/>| <text:s text:c="76"/>|</text:p>
      <text:p text:style-name="P1"><text:s text:c="5"/>| <text:s text:c="26"/>| <text:s text:c="15"/>+-----------------+ <text:s text:c="18"/><text:span text:style-name="T4">waiting.at &lt;= ready.at</text:span> <text:span text:style-name="T1">+-----------+</text:span> <text:span text:style-name="T1">+-----+</text:span> <text:s text:c="13"/>|</text:p>
      <text:p text:style-name="P1"><text:s text:c="5"/>| <text:s text:c="26"/>| <text:s text:c="15"/>| <text:s text:c="16"/>| <text:s text:c="17"/>+-----------------------<text:span text:style-name="T1">+FWD waiting+</text:span>-<text:span text:style-name="T1">+FLUSH+</text:span>--------------+</text:p>
      <text:p text:style-name="P1"><text:s text:c="5"/>| <text:s text:c="26"/>| <text:s text:c="15"/>| <text:s text:c="16"/>|<text:span text:style-name="T4">waiting.not_empty</text:span> | <text:s text:c="22"/><text:span text:style-name="T1">+-----------+</text:span> <text:span text:style-name="T1">+-----+</text:span> <text:s text:c="13"/>|</text:p>
      <text:p text:style-name="P1"><text:s text:c="5"/>| <text:s text:c="26"/>| <text:s text:c="15"/>| <text:s text:c="16"/>+------------------+ <text:s text:c="57"/>|</text:p>
      <text:p text:style-name="P1"><text:s text:c="5"/>| <text:s text:c="26"/>|<text:span text:style-name="T4">ready.not_empty</text:span> | <text:s text:c="35"/>|<text:span text:style-name="T4">waiting.at &gt; ready.at</text:span> <text:s/><text:span text:style-name="T1">+---------+</text:span> <text:s text:c="23"/>|</text:p>
      <text:p text:style-name="P1"><text:s text:c="5"/>| <text:s text:c="26"/>+----------------+ <text:s text:c="35"/>+-----------------------<text:span text:style-name="T1">+FWD ready+</text:span>------------------------+</text:p>
      <text:p text:style-name="P1"><text:s text:c="5"/>| <text:s text:c="43"/>| <text:s text:c="59"/><text:span text:style-name="T1">+---------+</text:span> <text:s text:c="23"/>|</text:p>
      <text:p text:style-name="P1"><text:s text:c="5"/>| <text:s text:c="43"/>| <text:s text:c="94"/>|</text:p>
      <text:p text:style-name="P1"><text:s text:c="5"/>| <text:s text:c="43"/>|<text:span text:style-name="T4">clk &gt;= ready.at</text:span> <text:s text:c="79"/>| <text:s text:c="3"/><text:span text:style-name="T4">+----+</text:span></text:p>
      <text:p text:style-name="P1">+----| <text:s text:c="43"/>+-----------------------------------------------------------------------------------------------+----<text:span text:style-name="T4">+LOAD+</text:span>---+</text:p>
      <text:p text:style-name="P1"><text:s text:c="5"/>| <text:s text:c="139"/>| <text:s text:c="3"/><text:span text:style-name="T4">+----+</text:span></text:p>
      <text:p text:style-name="P1"><text:s text:c="5"/>|<text:span text:style-name="T4">waiting.non_empty</text:span> <text:s text:c="122"/>|</text:p>
      <text:p text:style-name="P1"><text:s text:c="5"/>|<text:span text:style-name="T4">clk &gt;= waiting.at</text:span> <text:s text:c="101"/><text:span text:style-name="T1">+-----+</text:span> <text:span text:style-name="T1">+------+</text:span> <text:s text:c="4"/>|</text:p>
      <text:p text:style-name="P1"><text:s text:c="5"/>|-----------------------------------------------------------------------------------------------------------------------<text:span text:style-name="T1">+FLUSH+</text:span>-<text:span text:style-name="T1">+UNLOAD+</text:span>---- +</text:p>
      <text:p text:style-name="P1"><text:s text:c="5"/>| <text:s text:c="118"/><text:span text:style-name="T1">+-----+</text:span> <text:span text:style-name="T1">+------+</text:span> <text:s text:c="4"/>|</text:p>
      <text:p text:style-name="P1"><text:s text:c="5"/>| <text:s text:c="139"/><text:span text:style-name="T9">|</text:span></text:p>
      <text:p text:style-name="P1"><text:s text:c="5"/>|<text:span text:style-name="T6"> <text:s text:c="44"/></text:span><text:span text:style-name="T5">waiting.empty</text:span><text:span text:style-name="T6"> <text:s text:c="68"/></text:span><text:span text:style-name="T2">+----------+</text:span><text:span text:style-name="T6"> </text:span><text:span text:style-name="T7">|</text:span></text:p>
      <text:p text:style-name="P3"><text:s text:c="5"/>| <text:s text:c="43"/><text:span text:style-name="T13">+----------------------------------------------------------------------------------</text:span><text:span text:style-name="T1">+SIGNAL end+</text:span><text:span text:style-name="T18">-</text:span>+</text:p>
      <text:p text:style-name="P1"><text:s text:c="5"/>| <text:s text:c="27"/><text:span text:style-name="T4">ready.empty</text:span> <text:s text:c="4"/><text:span text:style-name="T19">|</text:span> <text:s text:c="81"/><text:span text:style-name="T1">+----------+</text:span> |</text:p>
      <text:p text:style-name="P1"><text:s text:c="5"/>| <text:s text:c="26"/>+----------------+ <text:s text:c="94"/>|</text:p>
      <text:p text:style-name="P1"><text:s text:c="5"/>| <text:s text:c="26"/>| <text:s text:c="15"/>|<text:span text:style-name="T21">waiting.not_empty</text:span> <text:s text:c="42"/><text:span text:style-name="T1">+-----------+</text:span> <text:span text:style-name="T1">+-----+</text:span> <text:s text:c="13"/>|</text:p>
      <text:p text:style-name="P1"><text:s text:c="5"/>| <text:s text:c="26"/>| <text:s text:c="15"/>+------------------------------------------------------------<text:span text:style-name="T1">+FWD waiting+</text:span>-<text:span text:style-name="T1">+FLUSH+</text:span>--------------+</text:p>
      <text:p text:style-name="P1"><text:s text:c="5"/>| <text:s text:c="26"/>| <text:s text:c="76"/><text:span text:style-name="T1">+-----------+</text:span> <text:span text:style-name="T1">+-----+</text:span> <text:s text:c="13"/>|</text:p>
      <text:p text:style-name="P1"><text:s text:c="5"/>| <text:s text:c="26"/>| <text:s text:c="111"/>|</text:p>
      <text:p text:style-name="P1"><text:s text:c="5"/>|<text:span text:style-name="T5">waiting.non_empty</text:span><text:span text:style-name="T6"> </text:span><text:s text:c="9"/>| <text:s text:c="34"/><text:span text:style-name="T4">waiting.empty</text:span> <text:s text:c="28"/><text:span text:style-name="T1">+---------+</text:span> <text:s text:c="23"/>|</text:p>
      <text:p text:style-name="P1"><text:s text:c="5"/>|<text:span text:style-name="T5">clk &lt; waiting.at</text:span><text:span text:style-name="T6"> <text:s/></text:span><text:span text:style-name="T2">+</text:span><text:span text:style-name="T1">------+</text:span> | <text:s text:c="33"/><text:span text:style-name="T19">+------------------------------------------</text:span><text:span text:style-name="T1">+FWD ready+</text:span><text:span text:style-name="T19">------------------------</text:span>+</text:p>
      <text:p text:style-name="P1"><text:s text:c="5"/>+------------------<text:span text:style-name="T2">+</text:span><text:span text:style-name="T1">UNLOAD+</text:span>-+ <text:s text:c="33"/><text:span text:style-name="T19">|</text:span> <text:s text:c="41"/><text:span text:style-name="T1">+---------+</text:span> <text:s text:c="23"/>|</text:p>
      <text:p text:style-name="P1"><text:s text:c="24"/><text:span text:style-name="T2">+</text:span><text:span text:style-name="T1">------+</text:span> | <text:s text:c="16"/><text:span text:style-name="T4">clk &lt; ready.at</text:span> <text:s text:c="2"/><text:span text:style-name="T17">|</text:span> <text:s text:c="76"/>|</text:p>
      <text:p text:style-name="P1"><text:s text:c="33"/>| <text:s text:c="15"/>+-----------------+ <text:s text:c="18"/><text:span text:style-name="T4">waiting.at &lt;= ready.at</text:span> <text:span text:style-name="T1">+-----------+</text:span> <text:span text:style-name="T1">+-----+</text:span> <text:s text:c="13"/>|</text:p>
      <text:p text:style-name="P1"><text:s text:c="33"/>| <text:s text:c="15"/>| <text:s text:c="16"/>| <text:s text:c="17"/>+-----------------------<text:span text:style-name="T1">+FWD waiting+</text:span>-<text:span text:style-name="T1">+FLUSH+</text:span>--------------+</text:p>
      <text:p text:style-name="P1"><text:s text:c="33"/>| <text:s text:c="15"/>| <text:s text:c="16"/>|<text:span text:style-name="T21">waiting.not_empty</text:span> | <text:s text:c="22"/><text:span text:style-name="T1">+-----------+</text:span> <text:span text:style-name="T1">+-----+</text:span> <text:s text:c="13"/>|</text:p>
      <text:p text:style-name="P1"><text:s text:c="33"/>| <text:s text:c="15"/>| <text:s text:c="16"/>+------------------+ <text:s text:c="57"/>|</text:p>
      <text:p text:style-name="P1"><text:s text:c="33"/>|<text:span text:style-name="T4">ready.not_empty</text:span> | <text:s text:c="35"/>|<text:span text:style-name="T4">waiting.at &gt; ready.at</text:span> <text:s/><text:span text:style-name="T1">+---------+</text:span> <text:s text:c="23"/>|</text:p>
      <text:p text:style-name="P1"><text:s text:c="33"/>+----------------+ <text:s text:c="35"/>+-----------------------<text:span text:style-name="T1">+FWD ready+</text:span>------------------------+</text:p>
      <text:p text:style-name="P1"><text:s text:c="50"/>| <text:s text:c="59"/><text:span text:style-name="T1">+---------+</text:span> <text:s text:c="23"/>|</text:p>
      <text:p text:style-name="P1"><text:s text:c="50"/>| <text:s text:c="94"/>|</text:p>
      <text:p text:style-name="P1"><text:s text:c="50"/>|<text:span text:style-name="T4">clk &gt;= ready.at</text:span> <text:s text:c="79"/>|</text:p>
      <text:p text:style-name="P1"><text:s text:c="50"/>+-----------------------------------------------------------------------------------------------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20:17:45.603534528</meta:creation-date>
    <dc:date>2017-07-25T08:19:48.261490533</dc:date>
    <meta:editing-duration>PT20M30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53" meta:word-count="319" meta:character-count="7686" meta:non-whitespace-character-count="2342"/>
  </office:meta>
</office:document-meta>
</file>